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angle = 0.1798*leftlane - 27.71 </text:p>
          </table:table-cell>
          <table:covered-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Y = 0.2037*X + 1.916 </text:p>
          </table:table-cell>
          <table:covered-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Y = -0.1798*X + 27.71 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Y = 0.2099*X - 95.34 </text:p>
          </table:table-cell>
          <table:covered-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23:21:54.645877204</meta:creation-date>
    <dc:date>2022-10-30T02:35:44.826290646</dc:date>
    <meta:editing-duration>PT2H12M49S</meta:editing-duration>
    <meta:editing-cycles>1</meta:editing-cycles>
    <meta:document-statistic meta:table-count="1" meta:cell-count="88" meta:object-count="0"/>
    <meta:generator>LibreOffice/6.4.7.2$Linux_X86_64 LibreOffice_project/40$Build-2</meta:generator>
  </office:meta>
</office:document-meta>
</file>